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in" fo:margin-right="0in" fo:margin-top="0.5957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.55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0126in" fo:margin-right="0in" fo:margin-top="0.558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0126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0126in" fo:margin-right="0in" fo:margin-top="0.5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0016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0043in" fo:margin-right="0in" fo:margin-top="0.01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.0016in" fo:margin-right="-0.0043in" fo:margin-top="0.3882in" fo:margin-bottom="0in" loext:contextual-spacing="false" fo:line-height="116%" fo:text-align="justify" style:justify-single-word="false" fo:keep-together="auto" fo:orphans="0" fo:widows="0" fo:text-indent="0.011in" style:auto-text-indent="false" fo:padding="0in" fo:border="none" fo:keep-with-next="auto"/>
    </style:style>
    <style:style style:name="P10" style:family="paragraph" style:parent-style-name="Standard">
      <style:paragraph-properties fo:margin-left="0.0063in" fo:margin-right="0.0992in" fo:margin-top="0.0402in" fo:margin-bottom="0in" loext:contextual-spacing="false" fo:line-height="191%" fo:text-align="start" style:justify-single-word="false" fo:keep-together="auto" fo:orphans="0" fo:widows="0" fo:text-indent="0.003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style:font-name="Calibri" fo:font-size="12pt" style:font-name-asian="Calibri1" style:font-size-asian="12pt" style:font-name-complex="Calibri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claration on Plagiarism </text:span></text:p>
      <text:p text:style-name="P2"><text:span text:style-name="T1">Assignment Submission Form </text:span></text:p>
      <text:p text:style-name="P3"><text:span text:style-name="T2">This form must be filled in and completed by the student(s) submitting an assignment </text:span></text:p>
      <text:p text:style-name="P4"><text:span text:style-name="T2">Name(s):</text:span><text:span text:style-name="T5"> Stephen McAleese</text:span></text:p>
      <text:p text:style-name="P5"><text:span text:style-name="T2">Programme: </text:span><text:span text:style-name="T5">CASE</text:span></text:p>
      <text:p text:style-name="P5"><text:span text:style-name="T2">Module Code: CA341</text:span></text:p>
      <text:p text:style-name="P7"><text:span text:style-name="T2">Assignment Title:</text:span><text:span text:style-name="T5"> Comparing Imperative and Object-Oriented Programming</text:span></text:p>
      <text:p text:style-name="P8"><text:span text:style-name="T2">Submission Date: 6/</text:span><text:span text:style-name="T5">11/20</text:span></text:p>
      <text:p text:style-name="P5"><text:span text:style-name="T2">Module Coordinator: David Sinclair</text:span></text:p>
      <text:p text:style-name="P9"><text:span text:style-name="T2">I/We declare that this material, which I/We now submit for assessment, is entirely my/our own work and has not been taken from the work of others, save and to the extent that such <text:s/>work has been cited and acknowledged within the text of my/our work. I/We understand <text:s/>that plagiarism, collusion, and copying are grave and serious offences in the university and <text:s/>accept the penalties that would be imposed should I engage in plagiarism, collusion or <text:s/>copying. I/We have read and understood the Assignment Regulations. I/We have identified <text:s/>and included the source of all facts, ideas, opinions, and viewpoints of others in the <text:s/>assignment references. Direct quotations from books, journal articles, internet sources, <text:s/>module text, or any other source whatsoever are acknowledged and the source cited are <text:s/>identified in the assignment references. This assignment, or any part of it, has not been <text:s/>previously submitted by me/us or any other person for assessment on this or any other <text:s/>course of study. <text:s/></text:span></text:p>
      <text:p text:style-name="P6"><text:span text:style-name="T2">I/We have read and understood the referencing guidelines found at <text:s/></text:span></text:p>
      <text:p text:style-name="P10"><text:span text:style-name="T3">http://www.dcu.ie/info/regulations/plagiarism.shtml </text:span><text:span text:style-name="T4">, </text:span><text:span text:style-name="T3">https://www4.dcu.ie/students/az/plagiarism</text:span><text:span text:style-name="T4"> </text:span><text:span text:style-name="T2">and/or recommended in the assignment guidelines. <text:s/></text:span></text:p>
      <text:p text:style-name="P10"><text:span text:style-name="T2">Name(s):</text:span><text:span text:style-name="T5"> Stephen McAleese <text:s/></text:span><text:span text:style-name="T2">Date: 6/11/</text:span><text:span text:style-name="T5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9917in" fo:margin-bottom="1.5118in" fo:margin-left="1.0016in" fo:margin-right="0.9602in" style:writing-mode="lr-tb" style:layout-grid-color="#c0c0c0" style:layout-grid-lines="233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225" meta:character-count="1577" meta:non-whitespace-character-count="1345"/>
    <meta:generator>LibreOfficeDev/6.0.5.2$Linux_X86_64 LibreOffice_project/</meta:generator>
  </office:meta>
</office:document-meta>
</file>